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loext:graphic-properties draw:fill="solid" draw:fill-color="#2b2b2b"/>
      <style:paragraph-properties fo:margin-left="0cm" fo:margin-right="1.78cm" fo:margin-top="0cm" fo:margin-bottom="0.247cm" style:contextual-spacing="false" fo:text-align="start" style:justify-single-word="false" fo:text-indent="0cm" style:auto-text-indent="false" fo:background-color="#2b2b2b" fo:padding="0cm" fo:border="none" style:shadow="non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b909a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paragraph-properties fo:margin-left="0cm" fo:margin-right="1.78cm" fo:margin-top="0cm" fo:margin-bottom="0.247cm" style:contextual-spacing="false" fo:text-align="center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7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21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22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25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7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ru" fo:country="RU" fo:font-weight="bold" officeooo:rsid="001b909a" officeooo:paragraph-rsid="001b909a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ru" fo:country="RU" fo:font-weight="bold" officeooo:rsid="001b909a" officeooo:paragraph-rsid="0015b22f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normal" officeooo:paragraph-rsid="0015b22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margin-left="0cm" fo:margin-right="1.78cm" fo:margin-top="0cm" fo:margin-bottom="0.247cm" style:contextual-spacing="false" fo:text-align="center" style:justify-single-word="false" fo:text-indent="0cm" style:auto-text-indent="false"/>
      <style:text-properties fo:language="zxx" fo:country="none" fo:font-weight="normal" officeooo:paragraph-rsid="0015b22f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ru" fo:country="RU" fo:font-weight="bold" officeooo:rsid="001b909a" officeooo:paragraph-rsid="0015b22f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ru" fo:country="RU" fo:font-weight="normal" officeooo:rsid="001b909a" officeooo:paragraph-rsid="001b909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5b22f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1e9bff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language="ru" fo:country="RU" fo:font-weight="bold" officeooo:rsid="0015b22f" style:font-weight-asian="bold" style:font-weight-complex="bold"/>
    </style:style>
    <style:style style:name="T6" style:family="text">
      <style:text-properties fo:language="ru" fo:country="RU" fo:font-weight="bold" officeooo:rsid="0018f0c5" style:font-weight-asian="bold" style:font-weight-complex="bold"/>
    </style:style>
    <style:style style:name="T7" style:family="text">
      <style:text-properties fo:language="ru" fo:country="RU" officeooo:rsid="0018f0c5"/>
    </style:style>
    <style:style style:name="T8" style:family="text">
      <style:text-properties fo:language="ru" fo:country="RU" officeooo:rsid="001b909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18">ФЕДЕРАЛЬНОЕ ГОСУДАРСТВЕННОЕ БЮДЖЕТНОЕ ОБРАЗОВАТЕЛЬНОЕ УЧРЕЖДЕНИЕ ВЫСШЕГО ОБРАЗОВАНИЯ</text:p>
      <text:p text:style-name="P19">«БЕЛГОРОДСКИЙ ГОСУДАРСТВЕННЫЙ ТЕХНОЛОГИЧЕСКИЙ УНИВЕРСИТЕТ им. В. Г. ШУХОВА» (БГТУ им. В.Г. Шухова)</text:p>
      <text:p text:style-name="P20"/>
      <text:p text:style-name="P17">Кафедра программного обеспечения вычислительной техники и автоматизированных систем</text:p>
      <text:p text:style-name="P21"/>
      <text:p text:style-name="P21"/>
      <text:p text:style-name="P21"/>
      <text:p text:style-name="P21"/>
      <text:p text:style-name="P21"/>
      <text:p text:style-name="P5"/>
      <text:p text:style-name="P1"><text:span text:style-name="T1">Лабораторная работа №</text:span><text:span text:style-name="T3">4</text:span><text:span text:style-name="T1"><text:line-break/></text:span><text:span text:style-name="T4">по дисциплине: «Теория информации»</text:span></text:p>
      <text:p text:style-name="P22"/>
      <text:p text:style-name="P22"/>
      <text:p text:style-name="P22"/>
      <text:p text:style-name="P22"/>
      <text:p text:style-name="P23"/>
      <text:p text:style-name="P6">Выполнил: ст. группы ПВ-211</text:p>
      <text:p text:style-name="P3">Чувилко Илья Романович</text:p>
      <text:p text:style-name="P24"/>
      <text:p text:style-name="P4">Проверил:</text:p>
      <text:p text:style-name="P4">Твердохлеб В.В.</text:p>
      <text:p text:style-name="P22"/>
      <text:p text:style-name="P25"/>
      <text:p text:style-name="P26"/>
      <text:p text:style-name="P26"/>
      <text:p text:style-name="P26"/>
      <text:p text:style-name="P2">Белгород 2023 г.</text:p>
      <text:p text:style-name="P7"><text:soft-page-break/><text:span text:style-name="T5">Т</text:span><text:span text:style-name="T9">ема: </text:span>«Исследование возможности применения методов энтропийного кодирования для обработки двоичных последовательностей» </text:p>
      <text:p text:style-name="P8"><text:span text:style-name="T9">Вариант</text:span> 12 </text:p>
      <text:p text:style-name="P10">Содержание отчета </text:p>
      <text:p text:style-name="P7">1. Аналитика касательно построения кодов для исходной двоичной последовательности</text:p>
      <text:p text:style-name="P7">2. Примеры кодовой реализации п.3, п.3, п.4 и п.6.</text:p>
      <text:p text:style-name="P7">3. Результаты обработки кодов, полученных в п.5.</text:p>
      <text:p text:style-name="P7">4. Текстовая последовательность, восстановленная к читаемому виду.</text:p>
      <text:p text:style-name="P7">5. Общие выводы</text:p>
      <text:p text:style-name="P8"/>
      <text:p text:style-name="P11">Ход работы: </text:p>
      <text:p text:style-name="P11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0T23:33:26.699000000</dc:date>
    <meta:editing-duration>PT3H29M6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9" meta:word-count="106" meta:character-count="893" meta:non-whitespace-character-count="802"/>
  </office:meta>
</office:document-meta>
</file>